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 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office:value-type="float" office:value="0.01197" calcext:value-type="float">
            <text:p>0.01197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office:value-type="float" office:value="0.10773" calcext:value-type="float">
            <text:p>0.10773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office:value-type="float" office:value="0.06384" calcext:value-type="float">
            <text:p>0.06384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office:value-type="float" office:value="0.0957600000000001" calcext:value-type="float">
            <text:p>0.09576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office:value-type="float" office:value="0.118503" calcext:value-type="float">
            <text:p>0.118503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office:value-type="float" office:value="0.001197" calcext:value-type="float">
            <text:p>0.001197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office:value-type="float" office:value="0.00567" calcext:value-type="float">
            <text:p>0.00567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office:value-type="float" office:value="0.00336" calcext:value-type="float">
            <text:p>0.00336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office:value-type="float" office:value="0.00504" calcext:value-type="float">
            <text:p>0.00504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office:value-type="float" office:value="0.006237" calcext:value-type="float">
            <text:p>0.006237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office:value-type="float" office:value="0.00324" calcext:value-type="float">
            <text:p>0.00324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office:value-type="float" office:value="0.02916" calcext:value-type="float">
            <text:p>0.02916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office:value-type="float" office:value="0.001152" calcext:value-type="float">
            <text:p>0.001152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office:value-type="float" office:value="0.001728" calcext:value-type="float">
            <text:p>0.001728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office:value-type="float" office:value="0.0007128" calcext:value-type="float">
            <text:p>0.0007128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office:value-type="float" office:value="0.0000072" calcext:value-type="float">
            <text:p>0.0000072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office:value-type="float" office:value="0.01296" calcext:value-type="float">
            <text:p>0.01296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office:value-type="float" office:value="0.11664" calcext:value-type="float">
            <text:p>0.11664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office:value-type="float" office:value="0.004608" calcext:value-type="float">
            <text:p>0.004608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office:value-type="float" office:value="0.006912" calcext:value-type="float">
            <text:p>0.006912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office:value-type="float" office:value="0.0028512" calcext:value-type="float">
            <text:p>0.0028512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office:value-type="float" office:value="0.0000288" calcext:value-type="float">
            <text:p>0.000028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office:value-type="float" office:value="0.00133" calcext:value-type="float">
            <text:p>0.0013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office:value-type="float" office:value="0.01197" calcext:value-type="float">
            <text:p>0.01197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office:value-type="float" office:value="0.184338" calcext:value-type="float">
            <text:p>0.18433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office:value-type="float" office:value="0.001862" calcext:value-type="float">
            <text:p>0.00186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office:value-type="float" office:value="0.009702" calcext:value-type="float">
            <text:p>0.00970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office:value-type="float" office:value="0.000098" calcext:value-type="float">
            <text:p>0.00009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office:value-type="float" office:value="0.00288" calcext:value-type="float">
            <text:p>0.0028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office:value-type="float" office:value="0.00432" calcext:value-type="float">
            <text:p>0.0043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office:value-type="float" office:value="0.004752" calcext:value-type="float">
            <text:p>0.00475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office:value-type="float" office:value="0.000048" calcext:value-type="float">
            <text:p>0.00004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0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1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0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1</text:p>
          </table:table-cell>
          <table:table-cell office:value-type="float" office:value="0.01728" calcext:value-type="float">
            <text:p>0.0172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0</text:p>
          </table:table-cell>
          <table:table-cell office:value-type="float" office:value="0.019008" calcext:value-type="float">
            <text:p>0.01900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1</text:p>
          </table:table-cell>
          <table:table-cell office:value-type="float" office:value="0.000192" calcext:value-type="float">
            <text:p>0.000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2:53:00.809551192</meta:creation-date>
    <dc:date>2017-08-05T12:54:05.925186284</dc:date>
    <meta:editing-duration>P0D</meta:editing-duration>
    <meta:editing-cycles>1</meta:editing-cycles>
    <meta:document-statistic meta:table-count="1" meta:cell-count="294" meta:object-count="0"/>
    <meta:generator>LibreOffice/4.2.8.2$Linux_X86_64 LibreOffice_project/420m0$Build-2</meta:generator>
  </office:meta>
</office:document-meta>
</file>